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text-align="center" style:justify-single-word="false"/>
      <style:text-properties fo:font-size="16pt" style:font-size-asian="16pt" style:font-size-complex="16pt"/>
    </style:style>
    <style:style style:name="P3" style:family="paragraph" style:parent-style-name="Standard">
      <style:paragraph-properties fo:margin-left="1.251cm" fo:margin-right="0cm" fo:text-align="justify" style:justify-single-word="false" fo:text-indent="1cm" style:auto-text-indent="false"/>
    </style:style>
    <style:style style:name="P4" style:family="paragraph" style:parent-style-name="Standard" style:list-style-name="L1"/>
    <style:style style:name="P5" style:family="paragraph" style:parent-style-name="Standard">
      <style:text-properties fo:font-style="italic" style:font-style-asian="italic" style:font-style-complex="italic"/>
    </style:style>
    <style:style style:name="P6" style:family="paragraph" style:parent-style-name="Standard" style:list-style-name="L1">
      <style:text-properties fo:font-style="italic" style:font-style-asian="italic" style:font-style-complex="italic"/>
    </style:style>
    <style:style style:name="P7" style:family="paragraph" style:parent-style-name="Standard">
      <style:text-properties fo:font-style="normal" style:font-style-asian="normal" style:font-style-complex="normal"/>
    </style:style>
    <style:style style:name="P8" style:family="paragraph" style:parent-style-name="Standard" style:list-style-name="L1">
      <style:paragraph-properties fo:margin-left="1.251cm" fo:margin-right="0cm" fo:text-align="justify" style:justify-single-word="false" fo:text-indent="1cm" style:auto-text-indent="false"/>
    </style:style>
    <style:style style:name="P9" style:family="paragraph" style:parent-style-name="Standard">
      <style:paragraph-properties fo:margin-left="1.251cm" fo:margin-right="0cm" fo:text-indent="0cm" style:auto-text-indent="false"/>
      <style:text-properties fo:font-style="normal" style:font-style-asian="normal" style:font-style-complex="normal"/>
    </style:style>
    <style:style style:name="T1" style:family="text">
      <style:text-properties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áctica de métricas. </text:p>
      <text:p text:style-name="P2">Ejercicio 1: Proyecto “CE-EME”</text:p>
      <text:p text:style-name="Standard"/>
      <text:p text:style-name="P1">Análisis detallado de cada Indicador.</text:p>
      <text:p text:style-name="Standard"/>
      <text:list xml:id="list576912393" text:style-name="L1">
        <text:list-item>
          <text:p text:style-name="P6">Funcionalidad Completa</text:p>
        </text:list-item>
      </text:list>
      <text:p text:style-name="Standard"/>
      <text:p text:style-name="P3">Al día de la fecha ( 27 de noviembre ), se puede observar que se cuenta con 5 puntos menos de funcionalidad liberada por desarrollo que la planificada. <text:s/>Esta situación va a provocar que se llegue a la segunda etapa de aceptación, la cual será dentro de dos días, con menor funcionalidad que la planificada y, de no ser corregida, puede conllevar a no poder cumplir con el compromiso adquirido de entregar el sistema el 13 de diciembre. </text:p>
      <text:p text:style-name="P3">Por otro lado, se puede observar que la funcionalidad liberada por QC esta muy por debajo de lo planificado; de hecho, se llegará a la 2da etapa de aceptación con tan solo la mitad de la funcionalidad liberada para la primera etapa . </text:p>
      <text:p text:style-name="P3">Se puede ver también que el equipo de desarrollo no libera funcionalidad desde la primer etapa de aceptación. Esto muy probablemente se deba a que el equipo de QC no ha liberado </text:p>
      <text:p text:style-name="P3">funcionalidad según lo planificado, provocando que el equipo de desarrollo no pueda seguir adelante sobre su trabajo.</text:p>
      <text:p text:style-name="P3">Las medidas a tomar a partir de este punto consisten en ponerse al día con las liberaciones por parte de QC, para que el equipo de desarrollo pueda seguir “sobre terreno seguro”. Por parte de los desarrolladores, se deberán centrar en liberar la funcionalidad que esté más desacoplada con lo que aun no ha sido liberado por QC o que sea más simple de modificar luego; de esta forma, se podrá avanzar con el proyecto para poder cumplir con las deadlines establecidas. </text:p>
      <text:p text:style-name="Standard"/>
      <text:list xml:id="list1219208549" text:continue-numbering="true" text:style-name="L1">
        <text:list-item>
          <text:p text:style-name="P6">Evolución de la Prueba</text:p>
        </text:list-item>
      </text:list>
      <text:p text:style-name="P5"/>
      <text:p text:style-name="P7"><text:span text:style-name="T1"><text:tab/>Hipótesis</text:span>: se considera el grado de severidad de A-D como más severo a menos severo.</text:p>
      <text:list xml:id="list1488272645" text:continue-numbering="true" text:style-name="L1">
        <text:list-header>
          <text:p text:style-name="P6"/>
          <text:list>
            <text:list-item>
              <text:list>
                <text:list-header>
                  <text:p text:style-name="P8"><text:s text:c="6"/>Desde el principio del proyecto hasta el día de la fecha, los defectos encontrados han sido constantes durante el desarrollo del proyecto, y también se han ido cerrando a este mismo ritmo, lo cual deja un bajo porcentaje de defectos pendientes.</text:p>
                </text:list-header>
              </text:list>
              <text:p text:style-name="P8"><text:s text:c="6"/>Hay que notar que en los últimos días ha crecido la relación Cerrados/Total, lo cual indica que se están cerrando más defectos que en los días anteriores. Esto se debe a que el proyecto en dos días deberá pasar por una etapa de aceptación, por lo que se intenta cerrar la mayor cantidad de defectos posibles antes de ese momento. En base a esto, se puede decir que el proyecto ha pasado el punto de “bug convergence” y se encuentra en una etapa en la que se cierran más bugs de los que se encuentran por día.</text:p>
              <text:list>
                <text:list-item>
                  <text:list>
                    <text:list-header>
                      <text:p text:style-name="P8"><text:s text:c="7"/>Analizando la clase de bugs encontrados, se puede ver que la mayoría son de clase C los cuales no son errores severos en el sistema. Por otro lado, hay bugs que han sido corregidos pero que no aún no han sido liberados por QC.</text:p>
                      <text:p text:style-name="P8"><text:s text:c="5"/>A partir de este momento, se deben liberar los bugs corregidos por parte de QC y se deben corregir los defectos abiertos, empezando por los más severos hasta los mas triviales, para llegar a la segunda prueba de aceptación con toda la funcionalidad testeada.</text:p>
                    </text:list-header>
                  </text:list>
                </text:list-item>
              </text:list>
              <text:p text:style-name="P4"/>
            </text:list-item>
          </text:list>
        </text:list-header>
        <text:list-item>
          <text:p text:style-name="P6">Cobertura de la Prueba</text:p>
        </text:list-item>
      </text:list>
      <text:p text:style-name="P5"/>
      <text:p text:style-name="P9"><text:tab/>En cuanto a las pruebas ejecutadas, se puede observar que solamente se encuentran disponibles la mitad de los casos que se habían planificado, dado que el equipo de desarrollo <text:soft-page-break/>aún no ha liberado la funcionalidad necesaria. Sin embargo, dentro de los casos disponibles, se han ejecutado correctamente un 80% aproximadamente, lo cual indica que el equipo de desarrollo libera funcionalidad con un alto porcentaje de cobertura de los casos. </text:p>
      <text:p text:style-name="P9"><text:tab/>Por otro lado, el equipo de QC lleva un desfasaje entre los casos disponibles y los ejecutados.</text:p>
      <text:p text:style-name="P9"/>
      <text:p text:style-name="P9">Las medidas a tener en cuenta están principalmente relacionadas a que el equipo de desarrollo libere la funcionalidad a testear según lo planificado, para poder testear la mayor cantidad de casos y a que el equipo de QC se ponga al día con la ejecución de casos de prueba para evitar retrasos en el descubrimiento de errores.</text:p>
      <text:p text:style-name="P9"/>
      <text:p text:style-name="Standard"/>
      <text:p text:style-name="Standard"/>
      <text:p text:style-name="P1">Análisis conjunto de los indicadores</text:p>
      <text:p text:style-name="Standard"/>
      <text:p text:style-name="Standard">qué conclusiones se pueden obtener a partir de la vinculación </text:p>
      <text:p text:style-name="Standard">de los tres indicadores? </text:p>
      <text:p text:style-name="Standard"/>
      <text:p text:style-name="Standard"/>
      <text:p text:style-name="P1">Acciones correctivas </text:p>
      <text:p text:style-name="Standard"/>
      <text:p text:style-name="Standard">Identifique las acciones correctivas a ejecuta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ucia </meta:initial-creator>
    <meta:creation-date>2011-09-16T16:40:13</meta:creation-date>
    <dc:date>2011-09-16T18:17:05</dc:date>
    <dc:creator>Lucia </dc:creator>
    <meta:editing-duration>PT1H31M16S</meta:editing-duration>
    <meta:editing-cycles>10</meta:editing-cycles>
    <meta:generator>LibreOffice/3.3$Unix LibreOffice_project/330m19$Build-301</meta:generator>
    <meta:document-statistic meta:table-count="0" meta:image-count="0" meta:object-count="0" meta:page-count="2" meta:paragraph-count="24" meta:word-count="695" meta:character-count="3991"/>
  </office:meta>
</office:document-meta>
</file>